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I Design <text:s/>MOM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03/20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UI Design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Vijay Reddy, Satish Chandra, <text:s/>Sateesh T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954277820" text:style-name="L1">
              <text:list-item>
                <text:p text:style-name="P5">Create UI Design for various modules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263600089" text:style-name="L2">
              <text:list-item>
                <text:p text:style-name="P6">Alert UI Design (<text:span text:style-name="T4">Sarat</text:span>).</text:p>
              </text:list-item>
              <text:list-item>
                <text:p text:style-name="P6">ScreenDesign - Organization &amp; Group User (<text:span text:style-name="T4">Sarat</text:span>).</text:p>
                <text:p text:style-name="P6"/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<text:span text:style-name="T5">All the <text:s/>invitees have attended the meeting and VBooks UI Design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1:25</dc:date>
    <dc:creator>jaipal </dc:creator>
    <meta:editing-duration>PT1H42M9S</meta:editing-duration>
    <meta:editing-cycles>108</meta:editing-cycles>
    <meta:document-statistic meta:table-count="1" meta:image-count="1" meta:object-count="0" meta:page-count="1" meta:paragraph-count="20" meta:word-count="68" meta:character-count="425" meta:non-whitespace-character-count="363"/>
  </office:meta>
</office:document-meta>
</file>